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argsAndAnyPicksUpExtraInvocationsTest.shouldVerifyCorrectlyNumberOfInvocationsWith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argsAndAnyPicksUpExtraInvocationsTest.shouldVerifyCorrectlyNumberOfInvocationsUsingAnyAndEqual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argsAndAnyPicksUpExtraInvocationsTest.shouldVerifyCorrectlyWith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